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1dc7" officeooo:paragraph-rsid="00121dc7"/>
    </style:style>
    <style:style style:name="P2" style:family="paragraph" style:parent-style-name="Table_20_Contents">
      <style:text-properties officeooo:rsid="0015a866" officeooo:paragraph-rsid="0015a866"/>
    </style:style>
    <style:style style:name="T1" style:family="text">
      <style:text-properties officeooo:rsid="0015a8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285306628832">
          <table:table-cell table:style-name="Table1.A1" office:value-type="string">
            <text:p text:style-name="P1">Nagios-core</text:p>
            <text:p text:style-name="P1"/>
            <text:p text:style-name="P1">nagiosql</text:p>
            <text:p text:style-name="P1"/>
            <text:p text:style-name="P1"/>
          </table:table-cell>
        </table:table-row>
        <table:table-row table:style-name="TableLine94285306628832">
          <table:table-cell table:style-name="Table1.A2" office:value-type="string">
            <text:p text:style-name="P1">#Installation:</text:p>
            <text:p text:style-name="P1">Nagios-core : <text:span text:style-name="T1">on ubuntu:</text:span></text:p>
            <text:p text:style-name="P2">#https://linuxhint.com/install_nagios_ubuntu/</text:p>
            <text:p text:style-name="P1"/>
            <text:p text:style-name="P1">Nagiosql</text:p>
            <text:p text:style-name="P1"/>
          </table:table-cell>
        </table:table-row>
        <table:table-row table:style-name="TableLine94285306628832">
          <table:table-cell table:style-name="Table1.A2" office:value-type="string">
            <text:p text:style-name="P1">#UNDERSTANDING HSOTS, SERVICES AND CONTACTS</text:p>
            <text:p text:style-name="P1"/>
          </table:table-cell>
        </table:table-row>
        <table:table-row table:style-name="TableLine94285306628832">
          <table:table-cell table:style-name="Table1.A2" office:value-type="string">
            <text:p text:style-name="P1">WORKING WIT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1:16:26.503316153</meta:creation-date>
    <meta:generator>LibreOffice/6.4.7.2$Linux_X86_64 LibreOffice_project/40$Build-2</meta:generator>
    <dc:date>2022-02-28T22:42:57.470923726</dc:date>
    <meta:editing-duration>PT1H15M53S</meta:editing-duration>
    <meta:editing-cycles>2</meta:editing-cycles>
    <meta:document-statistic meta:table-count="1" meta:image-count="0" meta:object-count="0" meta:page-count="1" meta:paragraph-count="8" meta:word-count="16" meta:character-count="165" meta:non-whitespace-character-count="157"/>
  </office:meta>
</office:document-meta>
</file>